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b3138"/>
    </style:style>
    <style:style style:name="P2" style:family="paragraph" style:parent-style-name="Standard">
      <style:text-properties officeooo:paragraph-rsid="0021ca74"/>
    </style:style>
    <style:style style:name="P3" style:family="paragraph" style:parent-style-name="Standard">
      <style:text-properties officeooo:paragraph-rsid="0022e6f3"/>
    </style:style>
    <style:style style:name="T1" style:family="text">
      <style:text-properties officeooo:rsid="001fc8a9"/>
    </style:style>
    <style:style style:name="T2" style:family="text">
      <style:text-properties officeooo:rsid="0021c454"/>
    </style:style>
    <style:style style:name="T3" style:family="text">
      <style:text-properties officeooo:rsid="0021ca74"/>
    </style:style>
    <style:style style:name="T4" style:family="text">
      <style:text-properties officeooo:rsid="0022e6f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4">Lyhyt tiivistelmä Esa Kortelaisen kandidaatintyöstä “</text:span>Jatkuva eksperimentointi ohjelmistokehityksen tukena”:</text:p>
      <text:p text:style-name="P3"/>
      <text:p text:style-name="P2"/>
      <text:p text:style-name="P2">“<text:span text:style-name="T2">Lean” tuotantoprosessi pyrkii minimoimaan resurssien haaskausta (missä tahansa) tuotantoprosessissa mm. tekemällä siitä joustavan ja kevyen, ja tuottamalla lopputuotteeseen tarvittavia osia vain tarpeen mukaan. Ohjelmistotuotannossa lean on johtanut “agileen” eli ketterään kehitykseen, joka painottaa ihmisiä, toimivaa ohjelmistoa, ja muutosvalmiutta, perinteisen tuotantomallin tarkkojen etukäteissuunnitelmien ja jäykän prosessin sijaan. </text:span></text:p>
      <text:p text:style-name="P2"/>
      <text:p text:style-name="P2"><text:span text:style-name="T3">Nykyisin monet ohjelmistot toimivat verkosta käsin. Tämä mahdollistaa kehittäjille tarkan datan keräämisen siitä miten ohjelmistoja käytetään. </text:span><text:span text:style-name="T2">Lean Startup-mallissa tehdään ensin minimituote (ns. Minimal Viable Product) joka sisältää vain tärkeimmät ominaisuudet, ja toimii lähtökohtana syklisesti (Build, Measure, Learn) kehitettävälle lopputuotteelle. Jokaisessa syklissä tehdään (build) ohjelmaan jotain uutta tarpeen mukaan, sitten kerätään dataa (measure) sovelluksen käyttöä, ja lopuksi datan pohjalta tutkitaan (learn) onko kehitystyö oikeilla raiteilla. Näin suunta voidaan päättää dataperusteisesti eikä esim. kehitystiimin tai jonkun organisaatiossa vaikutusvaltaisen henkilön mielipiteen mukaan. Tämä johtaa parempaan työmotivaatioon kun voidaan luottaa että ei tehdä täysin turhia ominaisuuksia, </text:span><text:span text:style-name="T3">ja samasta syystä koko kehitysprosessi virtaviivaistuu; oikea suunta pysyy selvillä ja sivuraiteilta päästään nopeasti pois. Myös “valmista” tuotetta voidaan edelleen optimoida nk. A/B-testauksella, jossa jokin osa käyttäjistä ohjataan käyttämään versiota jota on päivitetty jonkin ominaisuuden tai esim. käyttöliittymän osan suhteen. Keräämällä dataa käyttäjistä saadaan tietää onko kokeiltu muutos parannus entiseen, ja tarvittaessa ottaa käyttöön kaikille käyttäjill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20T21:52:56.353797808</meta:creation-date>
    <dc:date>2021-12-20T23:52:46.537863579</dc:date>
    <meta:editing-duration>PT5M48S</meta:editing-duration>
    <meta:editing-cycles>2</meta:editing-cycles>
    <meta:generator>LibreOffice/6.4.7.2$Linux_X86_64 LibreOffice_project/40$Build-2</meta:generator>
    <meta:document-statistic meta:table-count="0" meta:image-count="0" meta:object-count="0" meta:page-count="1" meta:paragraph-count="3" meta:word-count="203" meta:character-count="1828" meta:non-whitespace-character-count="1627"/>
  </office:meta>
</office:document-meta>
</file>